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DejaVu Sans Condensed" fo:font-size="24pt" fo:font-weight="bold" officeooo:rsid="000ae609" officeooo:paragraph-rsid="000ae609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0080" style:font-name="DejaVu Sans Condensed" fo:font-size="18pt" fo:font-weight="bold" officeooo:rsid="000ae609" officeooo:paragraph-rsid="000ae6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80" style:font-name="DejaVu Sans Condensed" fo:font-size="18pt" fo:font-weight="bold" officeooo:rsid="000ae609" officeooo:paragraph-rsid="000ae6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style:font-name="DejaVu Sans Condensed" fo:font-size="28pt" fo:font-weight="bold" officeooo:rsid="000ae609" officeooo:paragraph-rsid="000ae609" style:font-size-asian="28pt" style:font-weight-asian="bold" style:font-size-complex="28pt" style:font-weight-complex="bold"/>
    </style:style>
    <style:style style:name="T1" style:family="text">
      <style:text-properties officeooo:rsid="000ebd70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ЛЕФОНЫ</text:p>
      <text:p text:style-name="P1">ЭКСТРЕННОЙ ПОМОЩИ</text:p>
      <text:p text:style-name="P2"/>
      <text:p text:style-name="P3">ПОЖАРНАЯ ОХРАНА</text:p>
      <text:p text:style-name="P4">101</text:p>
      <text:p text:style-name="P2"/>
      <text:p text:style-name="P3">ПОЛИЦИЯ</text:p>
      <text:p text:style-name="P4">102</text:p>
      <text:p text:style-name="P2"/>
      <text:p text:style-name="P3">СКОРАЯ МЕДИЦИНСКАЯ ПОМОЩЬ</text:p>
      <text:p text:style-name="P4">103</text:p>
      <text:p text:style-name="P2"/>
      <text:p text:style-name="P3">ЕДИНАЯ СЛУЖБА СПАСЕНИЯ</text:p>
      <text:p text:style-name="P4">112</text:p>
      <text:p text:style-name="P2"/>
      <text:p text:style-name="P3">ДЕЖУРНАЯ ЧАСТЬ</text:p>
      <text:p text:style-name="P3">ОТДЕЛА ПОЛИЦИИ №<text:span text:style-name="T1">2</text:span></text:p>
      <text:p text:style-name="P4"><text:a xlink:type="simple" xlink:href="tel:+73832210202" text:style-name="Internet_20_link" text:visited-style-name="Visited_20_Internet_20_Link"><text:span text:style-name="T2">221–02–02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5:53:26.426074421</meta:creation-date>
    <dc:date>2019-03-11T06:09:16.085090644</dc:date>
    <meta:editing-duration>PT1M16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3" meta:word-count="24" meta:character-count="146" meta:non-whitespace-character-count="137"/>
  </office:meta>
</office:document-meta>
</file>